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times new roman" svg:font-family="'times new roman'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times new roman" fo:font-size="12pt"/>
    </style:style>
    <style:style style:name="P2" style:family="paragraph" style:parent-style-name="Text_20_body">
      <style:paragraph-properties fo:margin-left="0in" fo:margin-right="0in" fo:margin-top="0in" fo:margin-bottom="0in" fo:text-indent="0in" style:auto-text-indent="false"/>
      <style:text-properties fo:color="#1f497d"/>
    </style:style>
    <style:style style:name="P3" style:family="paragraph" style:parent-style-name="Text_20_body">
      <style:paragraph-properties fo:margin-left="0in" fo:margin-right="0in" fo:margin-top="0in" fo:margin-bottom="0in" fo:text-indent="0in" style:auto-text-indent="false"/>
      <style:text-properties fo:color="#1f497d" style:font-name="calibri" fo:font-size="11pt"/>
    </style:style>
    <style:style style:name="T1" style:family="text">
      <style:text-properties fo:color="#1f497d"/>
    </style:style>
    <style:style style:name="T2" style:family="text">
      <style:text-properties fo:color="#1f497d" style:font-name="calibri" fo:font-size="11pt"/>
    </style:style>
    <style:style style:name="T3" style:family="text">
      <style:text-properties fo:color="#1f497d" style:font-name="calibri" fo:font-size="11pt" fo:language="en" fo:country="US"/>
    </style:style>
    <style:style style:name="T4" style:family="text">
      <style:text-properties fo:color="#1f497d" style:font-name="calibri" fo:font-size="11pt" fo:language="en" fo:country="US" style:text-underline-style="solid" style:text-underline-width="auto" style:text-underline-color="font-color"/>
    </style:style>
    <style:style style:name="T5" style:family="text">
      <style:text-properties fo:color="#1f497d" style:font-name="calibri" fo:font-size="11pt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RUST.ZM-12.400.00.00</text:span><text:span text:style-name="T1"> </text:span><text:span text:style-name="T3">Seebeck measurement system (longitudinally).</text:span></text:p>
      <text:p text:style-name="P3">Вот таков номер (подчеркнуто) и наименование стенда измерения альфа стержней.</text:p>
      <text:p text:style-name="P2"> </text:p>
      <text:p text:style-name="P1"><text:span text:style-name="T2">Для механической части:  </text:span><text:span text:style-name="T4">RUST</text:span><text:span text:style-name="T5">.</text:span><text:span text:style-name="T4">ZM</text:span><text:span text:style-name="T5">-12.401.00.00</text:span><text:span text:style-name="T2">, которая разбивается на </text:span><text:span text:style-name="T4">RUST</text:span><text:span text:style-name="T5">.</text:span><text:span text:style-name="T4">ZM</text:span><text:span text:style-name="T5">-12.401.01.ХХ,  </text:span><text:span text:style-name="T4">RUST</text:span><text:span text:style-name="T5">.</text:span><text:span text:style-name="T4">ZM</text:span><text:span text:style-name="T5">-12.401.02.УУ</text:span></text:p>
      <text:p text:style-name="P3">И т.д.</text:p>
      <text:p text:style-name="P2"> </text:p>
      <text:p text:style-name="P1"><text:span text:style-name="T2">Вам (электронной составляющей) достается номер </text:span><text:span text:style-name="T4">RUST</text:span><text:span text:style-name="T5">.</text:span><text:span text:style-name="T4">ZM</text:span><text:span text:style-name="T5">-12.402.00.00,</text:span><text:span text:style-name="T1"> </text:span><text:span text:style-name="T2">который можете разбивать как вам удобно  в части 4-х последних цифр.</text:span></text:p>
      <text:p text:style-name="P2"> </text:p>
      <text:p text:style-name="P3">Далее в состав стенда войдет 3-х контурный термостат со своим источником управления температурой и обеспечением циркуляцией 3-х контуров:</text:p>
      <text:p text:style-name="P3">1 контур – внешний  - оборотная вода на производстве предприятия.</text:p>
      <text:p text:style-name="P3">2 контур  - горячий (30 градсов) контур стенда</text:p>
      <text:p text:style-name="P3">3 контур – холодный (20 градусов) контур стенда</text:p>
      <text:p text:style-name="P2"> </text:p>
      <text:p text:style-name="P3">Мы не будем переделывать всю имеющуюся документация под американский вариант (во всяком случае сейчас).</text:p>
      <text:p text:style-name="P2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times new roman" svg:font-family="'times new roman'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07T13:01:11.85</meta:creation-date>
    <meta:document-statistic meta:table-count="0" meta:image-count="0" meta:object-count="0" meta:page-count="1" meta:paragraph-count="15" meta:word-count="101" meta:character-count="801"/>
    <dc:date>2021-08-07T13:02:50.49</dc:date>
    <meta:editing-duration>PT1M39S</meta:editing-duration>
    <meta:editing-cycles>1</meta:editing-cycles>
    <meta:generator>OpenOffice/4.1.7$Win32 OpenOffice.org_project/417m1$Build-9800</meta:generator>
  </office:meta>
</office:document-meta>
</file>